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15f8a8" officeooo:paragraph-rsid="0015f8a8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0648c3" style:font-size-asian="11pt" style:font-size-complex="11pt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15f8a8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5623a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1a7a5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648c3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5f8a8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e5ce3" style:font-size-asian="11pt" style:font-size-complex="11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65c3" style:font-size-asian="11pt" style:font-size-complex="11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bdac" style:font-size-asian="11pt" style:font-size-complex="11pt"/>
    </style:style>
    <style:style style:name="P13" style:family="paragraph" style:parent-style-name="Standard">
      <style:paragraph-properties fo:margin-top="0.101cm" fo:margin-bottom="0.101cm" style:contextual-spacing="false" fo:line-height="100%"/>
      <style:text-properties style:font-name="Roboto" fo:font-size="11pt" officeooo:paragraph-rsid="0005623a" style:font-size-asian="11pt" style:font-size-complex="11pt"/>
    </style:style>
    <style:style style:name="P14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Roboto" fo:font-size="11pt" officeooo:paragraph-rsid="0005623a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officeooo:rsid="0015f8a8" officeooo:paragraph-rsid="0015f8a8" style:font-size-asian="11pt" style:font-size-complex="11pt"/>
    </style:style>
    <style:style style:name="P16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font-variant="normal" fo:text-transform="none" fo:color="#202124" loext:opacity="100%" style:font-name="Roboto" fo:font-size="11pt" fo:letter-spacing="normal" fo:font-style="normal" fo:font-weight="normal" officeooo:rsid="000648c3" officeooo:paragraph-rsid="0018d6b3" fo:background-color="#faf9f8" style:font-size-asian="11pt" style:font-size-complex="11pt" loext:padding="0cm" loext:border="none"/>
    </style:style>
    <style:style style:name="P17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1d0001" officeooo:paragraph-rsid="001d0001" style:font-size-asian="11pt" style:font-size-complex="11pt"/>
    </style:style>
    <style:style style:name="T1" style:family="text">
      <style:text-properties officeooo:rsid="000648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48c3" style:font-weight-asian="bold" style:font-weight-complex="bold"/>
    </style:style>
    <style:style style:name="T4" style:family="text">
      <style:text-properties fo:font-weight="bold" officeooo:rsid="0011a7a5" style:font-weight-asian="bold" style:font-weight-complex="bold"/>
    </style:style>
    <style:style style:name="T5" style:family="text">
      <style:text-properties fo:font-weight="bold" officeooo:rsid="00176135" style:font-weight-asian="bold" style:font-weight-complex="bold"/>
    </style:style>
    <style:style style:name="T6" style:family="text">
      <style:text-properties fo:font-weight="bold" officeooo:rsid="001b3c00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08bdac"/>
    </style:style>
    <style:style style:name="T10" style:family="text">
      <style:text-properties officeooo:rsid="0008be47"/>
    </style:style>
    <style:style style:name="T11" style:family="text">
      <style:text-properties officeooo:rsid="000964b7"/>
    </style:style>
    <style:style style:name="T12" style:family="text">
      <style:text-properties officeooo:rsid="0009ec85"/>
    </style:style>
    <style:style style:name="T13" style:family="text">
      <style:text-properties officeooo:rsid="000a48f5"/>
    </style:style>
    <style:style style:name="T14" style:family="text">
      <style:text-properties officeooo:rsid="000bd3b9"/>
    </style:style>
    <style:style style:name="T15" style:family="text">
      <style:text-properties officeooo:rsid="000e5ce3"/>
    </style:style>
    <style:style style:name="T16" style:family="text">
      <style:text-properties officeooo:rsid="0011a7a5"/>
    </style:style>
    <style:style style:name="T17" style:family="text">
      <style:text-properties officeooo:rsid="001422df"/>
    </style:style>
    <style:style style:name="T18" style:family="text">
      <style:text-properties officeooo:rsid="00145b75"/>
    </style:style>
    <style:style style:name="T19" style:family="text">
      <style:text-properties officeooo:rsid="00176135"/>
    </style:style>
    <style:style style:name="T20" style:family="text">
      <style:text-properties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Alexis DONATO</text:p>
        <text:p text:style-name="P4">23 rue René Bibaut</text:p>
        <text:p text:style-name="P5">60210 GRANDVILLIERS</text:p>
        <text:p text:style-name="P9"><text:span text:style-name="T1">Téléphone</text:span> : 06 <text:span text:style-name="T1">74 72 36 01</text:span></text:p>
        <text:p text:style-name="P6"><text:span text:style-name="T1">E-mail : alek6.don@gmail.com</text:span> </text:p>
        <text:p text:style-name="P15"/>
        <text:p text:style-name="P3"/>
        <text:p text:style-name="P3"/>
        <text:p text:style-name="P17"><text:span text:style-name="T20">L’Agence Web</text:span></text:p>
        <text:p text:style-name="P16">60000 Beauvais</text:p>
        <text:p text:style-name="P6"/>
        <text:p text:style-name="P6"/>
        <text:p text:style-name="P6"/>
      </text:section>
      <text:p text:style-name="P13"/>
      <text:p text:style-name="P14">Le <text:span text:style-name="T14">28/11/2022</text:span> </text:p>
      <text:p text:style-name="P13"/>
      <text:p text:style-name="P13"><text:span text:style-name="T7">Objet</text:span><text:span text:style-name="T8"> :</text:span> <text:span text:style-name="T15">recherche de stage non rémunéré</text:span> </text:p>
      <text:p text:style-name="P13"/>
      <text:p text:style-name="P13"/>
      <text:p text:style-name="P6">Madame, Monsieur, </text:p>
      <text:p text:style-name="P6"/>
      <text:p text:style-name="P6">Je vous adresse ma candidature pour un stage qui aura lieu du <text:span text:style-name="T1">13 février</text:span> au <text:span text:style-name="T1">5 mai</text:span> 20<text:span text:style-name="T1">2</text:span>2 afin de rejoindre vos équipes. <text:span text:style-name="T16">Veuillez noter que ce stage n’engendrera </text:span><text:span text:style-name="T4">aucun coût de votre part</text:span>. </text:p>
      <text:p text:style-name="P6"/>
      <text:p text:style-name="P7"><text:span text:style-name="T12">Je sui</text:span><text:span text:style-name="T13">s</text:span><text:span text:style-name="T12"> actuellement en</text:span> formation de «<text:span text:style-name="T2">Concepteur Développeur </text:span><text:span text:style-name="T3">d’Applications</text:span>» auprès de l’AFPA à Amiens (80) en vue d’obtenir un diplôme de niveau II (Bac +3/4). </text:p>
      <text:p text:style-name="P7">Après <text:span text:style-name="T1">8</text:span> ans d’activité commerciale dont <text:span text:style-name="T1">4</text:span> années dans le <text:span text:style-name="T1">Marketing</text:span>, j’<text:span text:style-name="T16">ai l’opportunité de</text:span> donner une nouvelle orientation à ma carrière <text:span text:style-name="T1">en rejoignant, </text:span><text:span text:style-name="T17">plein d’enthousiasme, </text:span><text:span text:style-name="T1">ma vocation initiale</text:span>. </text:p>
      <text:p text:style-name="P6"/>
      <text:p text:style-name="P6">Aujourd'hui, je souhaite rejoindre une équipe dynamique avec laquelle je pourrais mettre à profit mes nouvelles compétences <text:span text:style-name="T18">ainsi que </text:span>mes qualités relationnelles, <text:span text:style-name="T18">d’analyse</text:span> et d'organisation <text:span text:style-name="T18">acquises au cours de mes expériences professionnelles</text:span>. </text:p>
      <text:p text:style-name="P6"/>
      <text:p text:style-name="P10">Vous maîtrisez des technologies que j’<text:span text:style-name="T19">aspire à approfondir</text:span>, <text:span text:style-name="T9">et vous proposez de</text:span><text:span text:style-name="T19">s</text:span><text:span text:style-name="T9"> solutions </text:span><text:span text:style-name="T19">sur-mesure pour</text:span><text:span text:style-name="T10"> vos clients </text:span><text:span text:style-name="T19">en passant par </text:span><text:span text:style-name="T5">Wordpress / </text:span><text:span text:style-name="T6">Prestashop</text:span><text:span text:style-name="T10">, </text:span><text:span text:style-name="T11">ce qui m’intéresse d’autant plus.</text:span></text:p>
      <text:p text:style-name="P11"/>
      <text:p text:style-name="P12">C’est pourquoi j’ai le sentiment que ma formation et mon profil vous <text:span text:style-name="T13">seront</text:span> utiles, <text:span text:style-name="T9">et </text:span>qu<text:span text:style-name="T9">e notre</text:span> collaboration <text:span text:style-name="T9">sera synergique</text:span>.</text:p>
      <text:p text:style-name="P12"/>
      <text:p text:style-name="P6"><text:span text:style-name="T9">J</text:span>e vous remercie de l'attention que vous porterez à l'examen de ma demande de stage. <text:span text:style-name="T15">J</text:span>e reste à votre entière disposition pour toute information complémentaire. Dans cette attente, je vous prie d'agréer, Madame, Monsieur, l'expression de mes salutations distinguées. </text:p>
      <text:p text:style-name="P8"/>
      <text:p text:style-name="P8"/>
      <text:p text:style-name="P8"/>
      <text:p text:style-name="P2">Alexis DONA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09:50.308674778</meta:creation-date>
    <dc:date>2022-11-29T09:25:30.631948125</dc:date>
    <meta:editing-duration>PT1H34S</meta:editing-duration>
    <meta:editing-cycles>19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241" meta:character-count="1588" meta:non-whitespace-character-count="1356"/>
  </office:meta>
</office:document-meta>
</file>